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5mm"/>
    </style:style>
    <style:style style:name="co2" style:family="table-column">
      <style:table-column-properties fo:break-before="auto" style:column-width="7.18mm"/>
    </style:style>
    <style:style style:name="co3" style:family="table-column">
      <style:table-column-properties fo:break-before="auto" style:column-width="9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number-columns-repeated="2" table:default-cell-style-name="Default"/>
        <table:table-row table:style-name="ro1" table:number-rows-repeated="6"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B$12]&lt;[.$M7];[.B8];MAX([.B8];[.$N7]+CELL(&quot;CONTENTS&quot;;INDIRECT(ADDRESS(ROW([.B8]);[.B$12]+2-[.$M7])))))" office:value-type="float" office:value="0" calcext:value-type="float">
            <text:p>0</text:p>
          </table:table-cell>
          <table:table-cell table:formula="of:=IF([.C$12]&lt;[.$M7];[.C8];MAX([.C8];[.$N7]+CELL(&quot;CONTENTS&quot;;INDIRECT(ADDRESS(ROW([.C8]);[.C$12]+2-[.$M7])))))" office:value-type="float" office:value="0" calcext:value-type="float">
            <text:p>0</text:p>
          </table:table-cell>
          <table:table-cell table:formula="of:=IF([.D$12]&lt;[.$M7];[.D8];MAX([.D8];[.$N7]+CELL(&quot;CONTENTS&quot;;INDIRECT(ADDRESS(ROW([.D8]);[.D$12]+2-[.$M7])))))" office:value-type="float" office:value="0" calcext:value-type="float">
            <text:p>0</text:p>
          </table:table-cell>
          <table:table-cell table:formula="of:=IF([.E$12]&lt;[.$M7];[.E8];MAX([.E8];[.$N7]+CELL(&quot;CONTENTS&quot;;INDIRECT(ADDRESS(ROW([.E8]);[.E$12]+2-[.$M7])))))" office:value-type="float" office:value="50" calcext:value-type="float">
            <text:p>50</text:p>
          </table:table-cell>
          <table:table-cell table:formula="of:=IF([.F$12]&lt;[.$M7];[.F8];MAX([.F8];[.$N7]+CELL(&quot;CONTENTS&quot;;INDIRECT(ADDRESS(ROW([.F8]);[.F$12]+2-[.$M7])))))" office:value-type="float" office:value="50" calcext:value-type="float">
            <text:p>50</text:p>
          </table:table-cell>
          <table:table-cell table:formula="of:=IF([.G$12]&lt;[.$M7];[.G8];MAX([.G8];[.$N7]+CELL(&quot;CONTENTS&quot;;INDIRECT(ADDRESS(ROW([.G8]);[.G$12]+2-[.$M7])))))" office:value-type="float" office:value="50" calcext:value-type="float">
            <text:p>50</text:p>
          </table:table-cell>
          <table:table-cell table:formula="of:=IF([.H$12]&lt;[.$M7];[.H8];MAX([.H8];[.$N7]+CELL(&quot;CONTENTS&quot;;INDIRECT(ADDRESS(ROW([.H8]);[.H$12]+2-[.$M7])))))" office:value-type="float" office:value="50" calcext:value-type="float">
            <text:p>50</text:p>
          </table:table-cell>
          <table:table-cell table:formula="of:=IF([.I$12]&lt;[.$M7];[.I8];MAX([.I8];[.$N7]+CELL(&quot;CONTENTS&quot;;INDIRECT(ADDRESS(ROW([.I8]);[.I$12]+2-[.$M7])))))" office:value-type="float" office:value="90" calcext:value-type="float">
            <text:p>90</text:p>
          </table:table-cell>
          <table:table-cell table:formula="of:=IF([.J$12]&lt;[.$M7];[.J8];MAX([.J8];[.$N7]+CELL(&quot;CONTENTS&quot;;INDIRECT(ADDRESS(ROW([.J8]);[.J$12]+2-[.$M7])))))" office:value-type="float" office:value="90" calcext:value-type="float">
            <text:p>90</text:p>
          </table:table-cell>
          <table:table-cell table:formula="of:=IF([.K$12]&lt;[.$M7];[.K8];MAX([.K8];[.$N7]+CELL(&quot;CONTENTS&quot;;INDIRECT(ADDRESS(ROW([.K8]);[.K$12]+2-[.$M7])))))" office:value-type="float" office:value="90" calcext:value-type="float">
            <text:p>90</text:p>
          </table:table-cell>
          <table:table-cell table:formula="of:=IF([.L$12]&lt;[.$M7];[.L8];MAX([.L8];[.$N7]+CELL(&quot;CONTENTS&quot;;INDIRECT(ADDRESS(ROW([.L8]);[.L$12]+2-[.$M7])))))"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B$12]&lt;[.$M8];[.B9];MAX([.B9];[.$N8]+CELL(&quot;CONTENTS&quot;;INDIRECT(ADDRESS(ROW([.B9]);[.B$12]+2-[.$M8])))))" office:value-type="float" office:value="0" calcext:value-type="float">
            <text:p>0</text:p>
          </table:table-cell>
          <table:table-cell table:formula="of:=IF([.C$12]&lt;[.$M8];[.C9];MAX([.C9];[.$N8]+CELL(&quot;CONTENTS&quot;;INDIRECT(ADDRESS(ROW([.C9]);[.C$12]+2-[.$M8])))))" office:value-type="float" office:value="0" calcext:value-type="float">
            <text:p>0</text:p>
          </table:table-cell>
          <table:table-cell table:formula="of:=IF([.D$12]&lt;[.$M8];[.D9];MAX([.D9];[.$N8]+CELL(&quot;CONTENTS&quot;;INDIRECT(ADDRESS(ROW([.D9]);[.D$12]+2-[.$M8])))))" office:value-type="float" office:value="0" calcext:value-type="float">
            <text:p>0</text:p>
          </table:table-cell>
          <table:table-cell table:formula="of:=IF([.E$12]&lt;[.$M8];[.E9];MAX([.E9];[.$N8]+CELL(&quot;CONTENTS&quot;;INDIRECT(ADDRESS(ROW([.E9]);[.E$12]+2-[.$M8])))))" office:value-type="float" office:value="0" calcext:value-type="float">
            <text:p>0</text:p>
          </table:table-cell>
          <table:table-cell table:formula="of:=IF([.F$12]&lt;[.$M8];[.F9];MAX([.F9];[.$N8]+CELL(&quot;CONTENTS&quot;;INDIRECT(ADDRESS(ROW([.F9]);[.F$12]+2-[.$M8])))))" office:value-type="float" office:value="40" calcext:value-type="float">
            <text:p>40</text:p>
          </table:table-cell>
          <table:table-cell table:formula="of:=IF([.G$12]&lt;[.$M8];[.G9];MAX([.G9];[.$N8]+CELL(&quot;CONTENTS&quot;;INDIRECT(ADDRESS(ROW([.G9]);[.G$12]+2-[.$M8])))))" office:value-type="float" office:value="40" calcext:value-type="float">
            <text:p>40</text:p>
          </table:table-cell>
          <table:table-cell table:formula="of:=IF([.H$12]&lt;[.$M8];[.H9];MAX([.H9];[.$N8]+CELL(&quot;CONTENTS&quot;;INDIRECT(ADDRESS(ROW([.H9]);[.H$12]+2-[.$M8])))))" office:value-type="float" office:value="40" calcext:value-type="float">
            <text:p>40</text:p>
          </table:table-cell>
          <table:table-cell table:formula="of:=IF([.I$12]&lt;[.$M8];[.I9];MAX([.I9];[.$N8]+CELL(&quot;CONTENTS&quot;;INDIRECT(ADDRESS(ROW([.I9]);[.I$12]+2-[.$M8])))))" office:value-type="float" office:value="40" calcext:value-type="float">
            <text:p>40</text:p>
          </table:table-cell>
          <table:table-cell table:formula="of:=IF([.J$12]&lt;[.$M8];[.J9];MAX([.J9];[.$N8]+CELL(&quot;CONTENTS&quot;;INDIRECT(ADDRESS(ROW([.J9]);[.J$12]+2-[.$M8])))))" office:value-type="float" office:value="40" calcext:value-type="float">
            <text:p>40</text:p>
          </table:table-cell>
          <table:table-cell table:formula="of:=IF([.K$12]&lt;[.$M8];[.K9];MAX([.K9];[.$N8]+CELL(&quot;CONTENTS&quot;;INDIRECT(ADDRESS(ROW([.K9]);[.K$12]+2-[.$M8])))))" office:value-type="float" office:value="50" calcext:value-type="float">
            <text:p>50</text:p>
          </table:table-cell>
          <table:table-cell table:formula="of:=IF([.L$12]&lt;[.$M8];[.L9];MAX([.L9];[.$N8]+CELL(&quot;CONTENTS&quot;;INDIRECT(ADDRESS(ROW([.L9]);[.L$12]+2-[.$M8])))))"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B$12]&lt;[.$M9];[.B10];MAX([.B10];[.$N9]+CELL(&quot;CONTENTS&quot;;INDIRECT(ADDRESS(ROW([.B10]);[.B$12]+2-[.$M9])))))" office:value-type="float" office:value="0" calcext:value-type="float">
            <text:p>0</text:p>
          </table:table-cell>
          <table:table-cell table:formula="of:=IF([.C$12]&lt;[.$M9];[.C10];MAX([.C10];[.$N9]+CELL(&quot;CONTENTS&quot;;INDIRECT(ADDRESS(ROW([.C10]);[.C$12]+2-[.$M9])))))" office:value-type="float" office:value="0" calcext:value-type="float">
            <text:p>0</text:p>
          </table:table-cell>
          <table:table-cell table:formula="of:=IF([.D$12]&lt;[.$M9];[.D10];MAX([.D10];[.$N9]+CELL(&quot;CONTENTS&quot;;INDIRECT(ADDRESS(ROW([.D10]);[.D$12]+2-[.$M9])))))" office:value-type="float" office:value="0" calcext:value-type="float">
            <text:p>0</text:p>
          </table:table-cell>
          <table:table-cell table:formula="of:=IF([.E$12]&lt;[.$M9];[.E10];MAX([.E10];[.$N9]+CELL(&quot;CONTENTS&quot;;INDIRECT(ADDRESS(ROW([.E10]);[.E$12]+2-[.$M9])))))" office:value-type="float" office:value="0" calcext:value-type="float">
            <text:p>0</text:p>
          </table:table-cell>
          <table:table-cell table:formula="of:=IF([.F$12]&lt;[.$M9];[.F10];MAX([.F10];[.$N9]+CELL(&quot;CONTENTS&quot;;INDIRECT(ADDRESS(ROW([.F10]);[.F$12]+2-[.$M9])))))" office:value-type="float" office:value="40" calcext:value-type="float">
            <text:p>40</text:p>
          </table:table-cell>
          <table:table-cell table:formula="of:=IF([.G$12]&lt;[.$M9];[.G10];MAX([.G10];[.$N9]+CELL(&quot;CONTENTS&quot;;INDIRECT(ADDRESS(ROW([.G10]);[.G$12]+2-[.$M9])))))" office:value-type="float" office:value="40" calcext:value-type="float">
            <text:p>40</text:p>
          </table:table-cell>
          <table:table-cell table:formula="of:=IF([.H$12]&lt;[.$M9];[.H10];MAX([.H10];[.$N9]+CELL(&quot;CONTENTS&quot;;INDIRECT(ADDRESS(ROW([.H10]);[.H$12]+2-[.$M9])))))" office:value-type="float" office:value="40" calcext:value-type="float">
            <text:p>40</text:p>
          </table:table-cell>
          <table:table-cell table:formula="of:=IF([.I$12]&lt;[.$M9];[.I10];MAX([.I10];[.$N9]+CELL(&quot;CONTENTS&quot;;INDIRECT(ADDRESS(ROW([.I10]);[.I$12]+2-[.$M9])))))" office:value-type="float" office:value="40" calcext:value-type="float">
            <text:p>40</text:p>
          </table:table-cell>
          <table:table-cell table:formula="of:=IF([.J$12]&lt;[.$M9];[.J10];MAX([.J10];[.$N9]+CELL(&quot;CONTENTS&quot;;INDIRECT(ADDRESS(ROW([.J10]);[.J$12]+2-[.$M9])))))" office:value-type="float" office:value="40" calcext:value-type="float">
            <text:p>40</text:p>
          </table:table-cell>
          <table:table-cell table:formula="of:=IF([.K$12]&lt;[.$M9];[.K10];MAX([.K10];[.$N9]+CELL(&quot;CONTENTS&quot;;INDIRECT(ADDRESS(ROW([.K10]);[.K$12]+2-[.$M9])))))" office:value-type="float" office:value="50" calcext:value-type="float">
            <text:p>50</text:p>
          </table:table-cell>
          <table:table-cell table:formula="of:=IF([.L$12]&lt;[.$M9];[.L10];MAX([.L10];[.$N9]+CELL(&quot;CONTENTS&quot;;INDIRECT(ADDRESS(ROW([.L10]);[.L$12]+2-[.$M9]))))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B$12]&lt;[.$M10];[.B11];MAX([.B11];[.$N10]+CELL(&quot;CONTENTS&quot;;INDIRECT(ADDRESS(ROW([.B11]);[.B$12]+2-[.$M10])))))" office:value-type="float" office:value="0" calcext:value-type="float">
            <text:p>0</text:p>
          </table:table-cell>
          <table:table-cell table:formula="of:=IF([.C$12]&lt;[.$M10];[.C11];MAX([.C11];[.$N10]+CELL(&quot;CONTENTS&quot;;INDIRECT(ADDRESS(ROW([.C11]);[.C$12]+2-[.$M10])))))" office:value-type="float" office:value="0" calcext:value-type="float">
            <text:p>0</text:p>
          </table:table-cell>
          <table:table-cell table:formula="of:=IF([.D$12]&lt;[.$M10];[.D11];MAX([.D11];[.$N10]+CELL(&quot;CONTENTS&quot;;INDIRECT(ADDRESS(ROW([.D11]);[.D$12]+2-[.$M10])))))" office:value-type="float" office:value="0" calcext:value-type="float">
            <text:p>0</text:p>
          </table:table-cell>
          <table:table-cell table:formula="of:=IF([.E$12]&lt;[.$M10];[.E11];MAX([.E11];[.$N10]+CELL(&quot;CONTENTS&quot;;INDIRECT(ADDRESS(ROW([.E11]);[.E$12]+2-[.$M10])))))" office:value-type="float" office:value="0" calcext:value-type="float">
            <text:p>0</text:p>
          </table:table-cell>
          <table:table-cell table:formula="of:=IF([.F$12]&lt;[.$M10];[.F11];MAX([.F11];[.$N10]+CELL(&quot;CONTENTS&quot;;INDIRECT(ADDRESS(ROW([.F11]);[.F$12]+2-[.$M10])))))" office:value-type="float" office:value="0" calcext:value-type="float">
            <text:p>0</text:p>
          </table:table-cell>
          <table:table-cell table:formula="of:=IF([.G$12]&lt;[.$M10];[.G11];MAX([.G11];[.$N10]+CELL(&quot;CONTENTS&quot;;INDIRECT(ADDRESS(ROW([.G11]);[.G$12]+2-[.$M10])))))" office:value-type="float" office:value="10" calcext:value-type="float">
            <text:p>10</text:p>
          </table:table-cell>
          <table:table-cell table:formula="of:=IF([.H$12]&lt;[.$M10];[.H11];MAX([.H11];[.$N10]+CELL(&quot;CONTENTS&quot;;INDIRECT(ADDRESS(ROW([.H11]);[.H$12]+2-[.$M10])))))" office:value-type="float" office:value="10" calcext:value-type="float">
            <text:p>10</text:p>
          </table:table-cell>
          <table:table-cell table:formula="of:=IF([.I$12]&lt;[.$M10];[.I11];MAX([.I11];[.$N10]+CELL(&quot;CONTENTS&quot;;INDIRECT(ADDRESS(ROW([.I11]);[.I$12]+2-[.$M10])))))" office:value-type="float" office:value="10" calcext:value-type="float">
            <text:p>10</text:p>
          </table:table-cell>
          <table:table-cell table:formula="of:=IF([.J$12]&lt;[.$M10];[.J11];MAX([.J11];[.$N10]+CELL(&quot;CONTENTS&quot;;INDIRECT(ADDRESS(ROW([.J11]);[.J$12]+2-[.$M10])))))" office:value-type="float" office:value="10" calcext:value-type="float">
            <text:p>10</text:p>
          </table:table-cell>
          <table:table-cell table:formula="of:=IF([.K$12]&lt;[.$M10];[.K11];MAX([.K11];[.$N10]+CELL(&quot;CONTENTS&quot;;INDIRECT(ADDRESS(ROW([.K11]);[.K$12]+2-[.$M10])))))" office:value-type="float" office:value="10" calcext:value-type="float">
            <text:p>10</text:p>
          </table:table-cell>
          <table:table-cell table:formula="of:=IF([.L$12]&lt;[.$M10];[.L11];MAX([.L11];[.$N10]+CELL(&quot;CONTENTS&quot;;INDIRECT(ADDRESS(ROW([.L11]);[.L$12]+2-[.$M10]))))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.00.0000</text:date>, <text:time style:data-style-name="N2" text:time-value="08:55:43.54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15:39:22.270000000</meta:creation-date>
    <dc:date>2015-12-17T14:14:13.104000000</dc:date>
    <meta:editing-duration>PT5H13M43S</meta:editing-duration>
    <meta:editing-cycles>2</meta:editing-cycles>
    <meta:generator>LibreOffice/4.4.5.2$Windows_x86 LibreOffice_project/a22f674fd25a3b6f45bdebf25400ed2adff0ff99</meta:generator>
    <meta:document-statistic meta:table-count="1" meta:cell-count="79" meta:object-count="0"/>
  </office:meta>
</office:document-meta>
</file>